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33d24" officeooo:paragraph-rsid="00333d24"/>
    </style:style>
    <style:style style:name="P2" style:family="paragraph" style:parent-style-name="Text_20_body">
      <style:text-properties officeooo:rsid="0034a058" officeooo:paragraph-rsid="0034a058"/>
    </style:style>
    <style:style style:name="P3" style:family="paragraph" style:parent-style-name="Text_20_body">
      <style:text-properties officeooo:rsid="0034a058" officeooo:paragraph-rsid="00352cbf"/>
    </style:style>
    <style:style style:name="P4" style:family="paragraph" style:parent-style-name="Text_20_body">
      <style:text-properties officeooo:rsid="003775c1" officeooo:paragraph-rsid="003775c1"/>
    </style:style>
    <style:style style:name="P5" style:family="paragraph" style:parent-style-name="Text_20_body">
      <style:text-properties officeooo:rsid="00393495" officeooo:paragraph-rsid="00393495"/>
    </style:style>
    <style:style style:name="P6" style:family="paragraph" style:parent-style-name="Heading_20_1" style:master-page-name="Right_20_Page">
      <style:paragraph-properties style:page-number="auto"/>
      <style:text-properties officeooo:rsid="00393495" officeooo:paragraph-rsid="00393495"/>
    </style:style>
    <style:style style:name="P7" style:family="paragraph" style:parent-style-name="Heading_20_2">
      <style:text-properties officeooo:paragraph-rsid="0031461a"/>
    </style:style>
    <style:style style:name="P8" style:family="paragraph" style:parent-style-name="Heading_20_3">
      <style:text-properties officeooo:rsid="00393495" officeooo:paragraph-rsid="00393495"/>
    </style:style>
    <style:style style:name="T1" style:family="text">
      <style:text-properties officeooo:rsid="00333d24"/>
    </style:style>
    <style:style style:name="T2" style:family="text">
      <style:text-properties officeooo:rsid="00352cbf"/>
    </style:style>
    <style:style style:name="T3" style:family="text">
      <style:text-properties officeooo:rsid="0035973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The First Noël</text:h>
      <text:p text:style-name="P7">(<text:span text:style-name="T1">Traditional</text:span>)</text:p>
      <text:p text:style-name="P8">[VERSE 1]</text:p>
      <text:p text:style-name="P5"><text:s text:c="4"/>G <text:s text:c="6"/>D <text:s text:c="5"/>C <text:s text:c="8"/>G</text:p>
      <text:p text:style-name="P5">The first Noel the angel did say </text:p>
      <text:p text:style-name="P5"><text:s text:c="7"/>C <text:s text:c="11"/>D <text:s text:c="11"/>C <text:s text:c="13"/>G</text:p>
      <text:p text:style-name="P5">Was to certain poor Shepherds in fields as they lay: </text:p>
      <text:p text:style-name="P5"><text:s text:c="3"/>G <text:s text:c="11"/>D <text:s text:c="7"/>C <text:s text:c="12"/>G </text:p>
      <text:p text:style-name="P5">In fields where they lay keeping their sheep</text:p>
      <text:p text:style-name="P5"><text:s text:c="5"/>C <text:s text:c="12"/>D <text:s text:c="9"/>C <text:s text:c="5"/>G <text:s/></text:p>
      <text:p text:style-name="P5">On a cold winter's night that was so deep.</text:p>
      <text:p text:style-name="Heading_20_3">[CHORUS]</text:p>
      <text:p text:style-name="P5"><text:s text:c="2"/>G <text:s text:c="3"/>D <text:s text:c="3"/>C <text:s text:c="3"/>G <text:s/>C <text:s text:c="10"/>D <text:s text:c="6"/>C <text:s text:c="2"/>G</text:p>
      <text:p text:style-name="P5">Noel Noel Noel Noel Born is the King of Israel.</text:p>
      <text:p text:style-name="Heading_20_3">[VERSE 2]</text:p>
      <text:p text:style-name="P5"><text:s text:c="5"/>G <text:s text:c="5"/>D <text:s text:c="5"/>C <text:s text:c="4"/>G</text:p>
      <text:p text:style-name="P5">They looked up and saw a star </text:p>
      <text:p text:style-name="P5"><text:s text:c="8"/>C <text:s text:c="5"/>D <text:s text:c="6"/>C <text:s text:c="7"/>G</text:p>
      <text:p text:style-name="P5">Shining in the east beyond them far:</text:p>
      <text:p text:style-name="P5"><text:s text:c="4"/>G <text:s text:c="5"/>D <text:s text:c="7"/>C <text:s text:c="9"/>G</text:p>
      <text:p text:style-name="P5">And to the earth it gave great light</text:p>
      <text:p text:style-name="P5"><text:s text:c="4"/>C <text:s text:c="8"/>D <text:s text:c="9"/>C <text:s text:c="6"/>G <text:s/></text:p>
      <text:p text:style-name="P5">And so it continued both day and night. </text:p>
      <text:p text:style-name="Heading_20_3">[CHORUS]</text:p>
      <text:p text:style-name="P5"><text:s text:c="2"/>G <text:s text:c="3"/>D <text:s text:c="3"/>C <text:s text:c="3"/>G <text:s/>C <text:s text:c="10"/>D <text:s text:c="6"/>C <text:s text:c="2"/>G</text:p>
      <text:p text:style-name="P5">Noel Noel Noel Noel Born is the King of Isra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33M52S</meta:editing-duration>
    <meta:editing-cycles>39</meta:editing-cycles>
    <meta:generator>LibreOffice/5.3.6.1$MacOSX_X86_64 LibreOffice_project/686f202eff87ef707079aeb7f485847613344eb7</meta:generator>
    <dc:title>Lyrics + Chords</dc:title>
    <dc:date>2017-11-17T16:21:27.511928000</dc:date>
    <meta:print-date>2017-04-03T12:23:29.985893000</meta:print-date>
    <meta:document-statistic meta:table-count="0" meta:image-count="0" meta:object-count="0" meta:page-count="1" meta:paragraph-count="26" meta:word-count="142" meta:character-count="846" meta:non-whitespace-character-count="435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